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7ef74" officeooo:paragraph-rsid="0067ef74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a56b" officeooo:paragraph-rsid="005fa56b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0b9cf" officeooo:paragraph-rsid="0060b9cf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0b9cf" officeooo:paragraph-rsid="006348e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2539d" officeooo:paragraph-rsid="0062539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337c2" officeooo:paragraph-rsid="006337c2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348ed" officeooo:paragraph-rsid="006348e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718bd" officeooo:paragraph-rsid="006718b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9a8e7" officeooo:paragraph-rsid="0069a8e7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9fb17" officeooo:paragraph-rsid="0069fb17" style:font-size-asian="11pt" style:font-name-complex="Arial" style:font-size-complex="11pt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92e66" officeooo:paragraph-rsid="0069fb17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f2c04" officeooo:paragraph-rsid="006f2c04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67ef74" officeooo:paragraph-rsid="0067ef74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5d01c8" officeooo:paragraph-rsid="005d01c8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6a09bc" officeooo:paragraph-rsid="006a09bc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6f2c04" officeooo:paragraph-rsid="006f2c04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6348ed" officeooo:paragraph-rsid="006348ed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662c86" officeooo:paragraph-rsid="00662c86" style:font-size-asian="11pt" style:font-name-complex="Arial" style:font-size-complex="11pt"/>
    </style:style>
    <style:style style:name="P26" style:family="paragraph" style:parent-style-name="Standard">
      <style:text-properties style:font-name="Caligra" officeooo:paragraph-rsid="00540c2c"/>
    </style:style>
    <style:style style:name="P27" style:family="paragraph" style:parent-style-name="Standard">
      <style:text-properties style:font-name="Caligra" officeooo:rsid="005b81eb" officeooo:paragraph-rsid="005b81eb"/>
    </style:style>
    <style:style style:name="P28" style:family="paragraph" style:parent-style-name="Standard">
      <style:text-properties style:font-name="Caligra" fo:font-size="10pt" fo:font-weight="bold" officeooo:rsid="0069a00a" officeooo:paragraph-rsid="0069a00a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3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31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d4dea" officeooo:paragraph-rsid="005d4dea" style:font-size-asian="11pt" style:font-weight-asian="bold" style:font-name-complex="Arial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5d4dea" style:font-size-asian="11pt" style:font-size-complex="11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d4dea" style:font-size-asian="11pt" style:font-size-complex="11pt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5d4dea" style:font-size-asian="11pt" style:font-style-asian="italic" style:font-size-complex="11pt" style:font-style-complex="italic"/>
    </style:style>
    <style:style style:name="P35" style:family="paragraph" style:parent-style-name="Text_20_body">
      <style:text-properties style:font-name="Caligra" fo:font-weight="normal" officeooo:rsid="0032c8eb" officeooo:paragraph-rsid="0068eca0" style:font-weight-asian="normal" style:font-weight-complex="normal"/>
    </style:style>
    <style:style style:name="P3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d4dea" style:font-size-asian="11pt" style:font-size-complex="11pt"/>
    </style:style>
    <style:style style:name="P3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f80d9" officeooo:paragraph-rsid="006f80d9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89259" style:font-style-asian="normal" style:font-style-complex="normal"/>
    </style:style>
    <style:style style:name="T4" style:family="text">
      <style:text-properties fo:font-style="normal" officeooo:rsid="0068c0dc" style:font-style-asian="normal" style:font-style-complex="normal"/>
    </style:style>
    <style:style style:name="T5" style:family="text">
      <style:text-properties fo:font-style="normal" officeooo:rsid="0068eca0" style:font-style-asian="normal" style:font-style-complex="normal"/>
    </style:style>
    <style:style style:name="T6" style:family="text">
      <style:text-properties fo:font-style="normal" officeooo:rsid="00661f3a" style:font-style-asian="normal" style:font-style-complex="normal"/>
    </style:style>
    <style:style style:name="T7" style:family="text">
      <style:text-properties officeooo:rsid="002fecf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ecf8" style:font-style-asian="italic" style:font-style-complex="italic"/>
    </style:style>
    <style:style style:name="T10" style:family="text">
      <style:text-properties fo:font-style="italic" officeooo:rsid="005d4dea" style:font-style-asian="italic" style:font-style-complex="italic"/>
    </style:style>
    <style:style style:name="T11" style:family="text">
      <style:text-properties fo:font-style="italic" officeooo:rsid="005ea6b8" style:font-style-asian="italic" style:font-style-complex="italic"/>
    </style:style>
    <style:style style:name="T12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4" style:family="text">
      <style:text-properties fo:font-size="11pt" fo:font-weight="bold" officeooo:rsid="005d4dea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fo:color="#ffffd7" loext:opacity="100%" fo:font-size="11pt" fo:font-weight="bold" officeooo:rsid="005d4dea" style:font-size-asian="11pt" style:font-weight-asian="bold" style:font-name-complex="Arial" style:font-size-complex="11pt"/>
    </style:style>
    <style:style style:name="T18" style:family="text">
      <style:text-properties officeooo:rsid="006d34d3"/>
    </style:style>
    <style:style style:name="T19" style:family="text">
      <style:text-properties officeooo:rsid="006bcc7f"/>
    </style:style>
    <style:style style:name="T20" style:family="text">
      <style:text-properties officeooo:rsid="005d01c8"/>
    </style:style>
    <style:style style:name="T21" style:family="text">
      <style:text-properties officeooo:rsid="005fc0bd"/>
    </style:style>
    <style:style style:name="T22" style:family="text">
      <style:text-properties officeooo:rsid="0060b9cf"/>
    </style:style>
    <style:style style:name="T23" style:family="text">
      <style:text-properties officeooo:rsid="006348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7">La dernière fois :</text:span><text:span text:style-name="T9">’’’Nous avons :- fait une courte évaluation des chapitres 2 et 3- visité l'exposition sur le son- continué l'activité 3’’’</text:span></text:p>
      <text:p text:style-name="P32"><text:span text:style-name="T11">M1 : </text:span><text:span text:style-name="T9">commencé l’activité 3 (toutes les expériences sauf acide + métal)</text:span></text:p>
      <text:p text:style-name="P34">M2 : (expériences cachet effervescent + allumette faites)</text:p>
      <text:p text:style-name="P34"/>
      <text:p text:style-name="P33"><text:span text:style-name="T9">P</text:span><text:span text:style-name="T8">our aujourd’hui : </text:span><text:span text:style-name="T9">- Devoir maiso</text:span><text:span text:style-name="T10">n - M2 -Q2 et 3 à finir</text:span></text:p>
      <text:p text:style-name="P31">26 janvie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9"><text:span text:style-name="T15">Séance </text:span><text:span text:style-name="T17">17</text:span><text:span text:style-name="T15">: </text:span><text:span text:style-name="T16">Fiche de préparation</text:span><text:span text:style-name="T13"> <text:s/></text:span></text:p>
            <text:p text:style-name="P30"><text:span text:style-name="T13">c</text:span><text:span text:style-name="T12">lasse : <text:s/></text:span><text:span text:style-name="T14">4e45 4e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37">Appel</text:p>
            <text:p text:style-name="P38">+ rendre éval</text:p>
            <text:p text:style-name="P12">+ ramasser DM</text:p>
            <text:p text:style-name="P13">+ vérifier</text:p>
          </table:table-cell>
          <table:table-cell table:style-name="Tableau1.B3" office:value-type="string">
            <text:p text:style-name="P17"/>
          </table:table-cell>
          <table:table-cell table:style-name="Tableau1.A3" office:value-type="string">
            <text:p text:style-name="P17"/>
          </table:table-cell>
        </table:table-row>
        <table:table-row table:style-name="Tableau1.4">
          <table:table-cell table:style-name="Tableau1.A4" office:value-type="string">
            <text:p text:style-name="P6">Finir l'activité 3 </text:p>
            <text:p text:style-name="P11">M1 <text:span text:style-name="T22">expériences + vidéo</text:span></text:p>
            <text:p text:style-name="P8"><text:span text:style-name="T23">M2 </text:span>vidéo</text:p>
            <text:p text:style-name="P9">correction</text:p>
            <text:p text:style-name="P10">q4</text:p>
            <text:p text:style-name="P7"/>
          </table:table-cell>
          <table:table-cell table:style-name="Tableau1.B4" office:value-type="string">
            <text:p text:style-name="P20"/>
            <text:p text:style-name="P25">vidéo, matériel</text:p>
            <text:p text:style-name="P25"/>
            <text:p text:style-name="P25"/>
            <text:p text:style-name="P25">autoévaluation</text:p>
          </table:table-cell>
          <table:table-cell table:style-name="Tableau1.A4" office:value-type="string">
            <text:p text:style-name="P17"/>
            <text:p text:style-name="P24">10min</text:p>
            <text:p text:style-name="P24">10min</text:p>
            <text:p text:style-name="P24">25</text:p>
          </table:table-cell>
        </table:table-row>
        <table:table-row table:style-name="Tableau1.4">
          <table:table-cell table:style-name="Tableau1.A4" office:value-type="string">
            <text:p text:style-name="P5">Bilan <text:span text:style-name="T18">oral puis écrit</text:span></text:p>
          </table:table-cell>
          <table:table-cell table:style-name="Tableau1.B4" office:value-type="string">
            <text:p text:style-name="P20"><text:span text:style-name="T21">P</text:span>ap</text:p>
          </table:table-cell>
          <table:table-cell table:style-name="Tableau1.A4" office:value-type="string">
            <text:p text:style-name="P17"/>
          </table:table-cell>
        </table:table-row>
        <table:table-row table:style-name="Tableau1.6">
          <table:table-cell table:style-name="Tableau1.A4" office:value-type="string">
            <text:p text:style-name="P14">Chapitre 4 : Modéliser les transformations chimiques</text:p>
            <text:p text:style-name="P15">Activité 1</text:p>
          </table:table-cell>
          <table:table-cell table:style-name="Tableau1.B4" office:value-type="string">
            <text:p text:style-name="P21"/>
            <text:p text:style-name="P21"/>
            <text:p text:style-name="P22">act1 <text:span text:style-name="T19">+ modèles moléculaires</text:span></text:p>
          </table:table-cell>
          <table:table-cell table:style-name="Tableau1.A4" office:value-type="string">
            <text:p text:style-name="P18"/>
          </table:table-cell>
        </table:table-row>
        <table:table-row table:style-name="Tableau1.3">
          <table:table-cell table:style-name="Tableau1.A4" office:value-type="string">
            <text:p text:style-name="P16">Bilan oral puis écrit</text:p>
          </table:table-cell>
          <table:table-cell table:style-name="Tableau1.B4" office:value-type="string">
            <text:p text:style-name="P23">pap</text:p>
          </table:table-cell>
          <table:table-cell table:style-name="Tableau1.A4" office:value-type="string">
            <text:p text:style-name="P19"/>
          </table:table-cell>
        </table:table-row>
        <table:table-row table:style-name="Tableau1.8">
          <table:table-cell table:style-name="Tableau1.A8" office:value-type="string">
            <text:p text:style-name="P4">Agenda <text:span text:style-name="T20">+ matériel + tables</text:span></text:p>
          </table:table-cell>
          <table:table-cell table:style-name="Tableau1.B8" office:value-type="string">
            <text:p text:style-name="P28">exercices</text:p>
          </table:table-cell>
          <table:table-cell table:style-name="Tableau1.A8" office:value-type="string">
            <text:p text:style-name="P27">5min</text:p>
          </table:table-cell>
        </table:table-row>
      </table:table>
      <text:p text:style-name="P26"/>
      <text:p text:style-name="P35"><text:span text:style-name="T1">Pour la prochaine fois </text:span><text:span text:style-name="T2">: </text:span><text:span text:style-name="T5">Q1 des e</text:span><text:span text:style-name="T3">xercice</text:span><text:span text:style-name="T4">s </text:span><text:span text:style-name="T6">1,2,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96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1M28S</meta:editing-duration>
    <meta:editing-cycles>19</meta:editing-cycles>
    <meta:generator>LibreOffice/7.0.4.2$Linux_X86_64 LibreOffice_project/00$Build-2</meta:generator>
    <meta:creation-date>2021-01-25T20:21:21.483266353</meta:creation-date>
    <meta:initial-creator>J Cercy</meta:initial-creator>
    <dc:date>2021-01-25T21:30:51.439607561</dc:date>
    <dc:creator>J Cercy</dc:creator>
    <meta:document-statistic meta:table-count="1" meta:image-count="0" meta:object-count="0" meta:page-count="1" meta:paragraph-count="35" meta:word-count="135" meta:character-count="775" meta:non-whitespace-character-count="671"/>
    <meta:template xlink:type="simple" xlink:actuate="onRequest" xlink:title="fiche_de_prep_type" xlink:href="../../../../../../../mes_ressources/document%20type/fiche_de_prep_type.ott" meta:date="2021-01-25T20:32:01.626739220"/>
  </office:meta>
</office:document-meta>
</file>